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Confrontato con programma trovato su MC link.</text:p>
          </table:table-cell>
          <table:table-cell table:number-columns-repeated="5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X-MEM</text:p>
          </table:table-cell>
          <table:table-cell table:style-name="ce10" office:value-type="string" calcext:value-type="string">
            <text:p>Giuseppe Cameroni e Giaucaria Morella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18:45:54.26050237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3T18:46:37.354195619</dc:date>
    <meta:editing-cycles>245</meta:editing-cycles>
    <meta:editing-duration>P5DT22H2S</meta:editing-duration>
    <meta:generator>LibreOffice/7.6.4.1$Linux_X86_64 LibreOffice_project/60$Build-1</meta:generator>
    <meta:document-statistic meta:table-count="1" meta:cell-count="4019" meta:object-count="0"/>
  </office:meta>
</office:document-meta>
</file>